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ire d'Empire of Steam</text:p>
      <text:p text:style-name="P1"/>
      <text:p text:style-name="P2">Nous sommes en 1980, 19 ans après l'avènement , l'utilité du pétrole et de l'électricité tel qu'on les connais aujourd'hui n'a jamais été découverte.</text:p>
      <text:p text:style-name="P2">L'humanité a évolué en fonction, les machines à vapeurs font partie intégrante de leur vie. Ces machines peuvent être d'une complexité étonnante et avoir une utilité qui l'est tout autant !</text:p>
      <text:p text:style-name="P2"/>
      <text:p text:style-name="P2">Une évolution majeure est malgré tout arrivé, la découverte d'une substance organique appelée l'ECOOIL (se dit « écoyle ») a changé l'avenir de chaque homme. En effet, cette substance permet aux machines à vapeur de communiquer entre elles instantanément, depuis, rare sont devenues les pannes de rouages puisque elles peuvent désormais se réparer elles-même.</text:p>
      <text:p text:style-name="P2"/>
      <text:p text:style-name="P2">Découverte par hasard dans une région de l'Allégorie, l'homme l'étudie depuis ce moment et il est aujourd'hui possible de créer une ECOOIL synthétique. Cependant, celle-ci est consommée par les machines beaucoup plus vite que l'originale. Une course à l'ECOOIL naturel est désormais lancée, pour cause, cela fait 2 ans que la source originelle est tarie par l'abus des hommes qui ne pensaient qu'à leur bien être !</text:p>
      <text:p text:style-name="P2"/>
      <text:p text:style-name="P2">SteamEmpire Incorporation, géant industriel, disparu depuis, mis au point une machine permettant d'utiliser les vertus de l'ECOOIL à des fin militaires, le STEAMER (se dit « stimeur »).</text:p>
      <text:p text:style-name="P2">Celle-ci permet à un homme de donner des ordres directement à ses troupes mécanisées. L'ECOOIL passe donc les informations aux unités qui sont équipées d'un récepteur contenant une infime quantité d'ECOOIL naturel.</text:p>
      <text:p text:style-name="P2"/>
      <text:p text:style-name="P2">Cela permet d'obtenir un rendu du champ de bataille via son interface, à l'instar des maquettes qu'utilisaient les grands stratège comme Napoléon.</text:p>
      <text:p text:style-name="P2"/>
      <text:p text:style-name="P2">C'est dû en partie à cela que la guerre nommée « Empire of Steam » prit forme. En effet avant l'invention du STEAMER, les hommes se battaient chacun pour sois, étaient désorganisée et inutile de vous dire que c'était les plus forts qui raignait !</text:p>
      <text:p text:style-name="P2">Désormais, il leur est possible de se battre pour survivre malgré les milliers d'hommes, femmes et enfants ont succombé !</text:p>
      <text:p text:style-name="P2"/>
      <text:p text:style-name="P2">Vous êtes l'une des rares personnes possédant un STEAMER, lié à vous par son cœur, qui ne reconnais que vous, il est alimenté par une quantité d'ECOOIL naturel assez conséquente (par rapport à ce qu'il reste sur la planète.)</text:p>
      <text:p text:style-name="P2">Chaque STEAMER est unique et il est impossible de le cassé sous peine de perdre la précieuse substance !</text:p>
      <text:p text:style-name="P2"/>
      <text:p text:style-name="P2">Que vous soyez un ancien militaire ou un enfant ayant reçu son STEAMER par grand-père, vous faites désormais partie de l'élite, vous vivez désormais pour protéger votre village et ceux qui vous tiennent a cœur !</text:p>
      <text:p text:style-name="P2"/>
      <text:p text:style-name="P2">A vous de jouer ! (pour impliquer le joueur).</text:p>
      <text:p text:style-name="P2"/>
      <text:p text:style-name="P2">NOTE: on pourrai même permettre a chaque joueur d'écrire son histoire, faire un rôle play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9T17:26:19.98</meta:creation-date>
    <dc:date>2010-01-29T20:14:11.47</dc:date>
    <meta:editing-duration>PT00H39M08S</meta:editing-duration>
    <meta:editing-cycles>20</meta:editing-cycles>
    <meta:generator>OpenOffice.org/3.1$Win32 OpenOffice.org_project/310m19$Build-9420</meta:generator>
    <dc:creator>Corentin Naisse</dc:creator>
    <meta:document-statistic meta:table-count="0" meta:image-count="0" meta:object-count="0" meta:page-count="1" meta:paragraph-count="15" meta:word-count="446" meta:character-count="2724"/>
  </office:meta>
</office:document-meta>
</file>